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number-columns-repeated="4"/>
          <table:table-cell table:style-name="ce10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ebugLogicFacade</text:p>
          </table:table-cell>
          <table:table-cell table:number-columns-repeated="4"/>
          <table:table-cell table:style-name="ce11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gramInput</text:p>
          </table:table-cell>
          <table:table-cell table:number-columns-repeated="4"/>
          <table:table-cell table:style-name="ce12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ommandGenerationVisi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op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mmand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10-10" calcext:value-type="date">
            <text:p>10.10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rrayDeclaration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Decleration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Element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all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eturn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hil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Els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Stat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TraceStatePosition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table:style-name="ce4"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table:style-name="ce4"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UI</text:p>
          </table:table-cell>
          <table:table-cell table:style-name="ce11" office:value-type="string" calcext:value-type="string">
            <text:p>GUIFacade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MainInterface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DebuggerPopUp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ErrorPopUp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DecisionPopUp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ArrayValuePopUp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VariableSuggestionPopUp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2" office:value-type="string" calcext:value-type="string">
            <text:p>ExpressionPanel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style-name="ce9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CommandPanel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ProgramPanel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WatchExpressionPanel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CondBreakpointPanel</text:p>
          </table:table-cell>
          <table:table-cell office:value-type="string" calcext:value-type="string">
            <text:p>Chiara</text:p>
          </table:table-cell>
          <table:table-cell table:style-name="ce9" office:value-type="string" calcext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0:44:47.9726329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1T10:48:37.130636059</dc:date>
    <meta:editing-duration>PT49M55S</meta:editing-duration>
    <meta:editing-cycles>22</meta:editing-cycles>
    <meta:generator>LibreOffice/5.3.1.2$Linux_X86_64 LibreOffice_project/30m0$Build-2</meta:generator>
    <meta:document-statistic meta:table-count="3" meta:cell-count="305" meta:object-count="0"/>
  </office:meta>
</office:document-meta>
</file>